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22c242"/>
    </style:style>
    <style:style style:name="P2" style:family="paragraph" style:parent-style-name="Heading_20_2">
      <style:text-properties officeooo:paragraph-rsid="0022c242"/>
    </style:style>
    <style:style style:name="P3" style:family="paragraph" style:parent-style-name="Heading_20_3">
      <style:text-properties officeooo:paragraph-rsid="0022c242"/>
    </style:style>
    <style:style style:name="P4" style:family="paragraph" style:parent-style-name="Text_20_body" style:list-style-name="L4">
      <style:text-properties officeooo:paragraph-rsid="0022c242"/>
    </style:style>
    <style:style style:name="P5" style:family="paragraph" style:parent-style-name="Text_20_body" style:list-style-name="L12">
      <style:text-properties officeooo:paragraph-rsid="0022c242"/>
    </style:style>
    <style:style style:name="P6" style:family="paragraph" style:parent-style-name="Text_20_body" style:list-style-name="L13">
      <style:text-properties officeooo:paragraph-rsid="0022c242"/>
    </style:style>
    <style:style style:name="P7" style:family="paragraph" style:parent-style-name="Text_20_body" style:list-style-name="L14">
      <style:text-properties officeooo:paragraph-rsid="0022c242"/>
    </style:style>
    <style:style style:name="P8" style:family="paragraph" style:parent-style-name="Text_20_body" style:list-style-name="L15">
      <style:text-properties officeooo:paragraph-rsid="0022c242"/>
    </style:style>
    <style:style style:name="P9" style:family="paragraph" style:parent-style-name="Text_20_body" style:list-style-name="L16">
      <style:text-properties officeooo:paragraph-rsid="0022c242"/>
    </style:style>
    <style:style style:name="P10" style:family="paragraph" style:parent-style-name="Text_20_body" style:list-style-name="L17">
      <style:text-properties officeooo:paragraph-rsid="0022c242"/>
    </style:style>
    <style:style style:name="P11" style:family="paragraph" style:parent-style-name="Text_20_body" style:list-style-name="L18">
      <style:text-properties officeooo:paragraph-rsid="0022c242"/>
    </style:style>
    <style:style style:name="P12" style:family="paragraph" style:parent-style-name="Text_20_body">
      <style:text-properties officeooo:paragraph-rsid="0022c242"/>
    </style:style>
    <style:style style:name="T1" style:family="text">
      <style:text-properties officeooo:rsid="001e8866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lanejamento de Software para o Sistema de Gestão Empresarial</text:h>
      <text:h text:style-name="P2" text:outline-level="2">Visão Geral do Projeto</text:h>
      <text:p text:style-name="P12">O Sistema de Gestão Empresarial é uma aplicação web desenvolvida para auxiliar empresas na gestão de diversas atividades, como controle de estoque, gestão de clientes e fornecedores, geração de relatórios, entre outros. O sistema visa proporcionar uma interface intuitiva e de fácil utilização para facilitar a administração do negócio.</text:p>
      <text:h text:style-name="P2" text:outline-level="2">Objetivos do Projeto</text:h>
      <text:p text:style-name="P12">Os principais objetivos do projeto são:</text:p>
      <text:list text:style-name="L4">
        <text:list-item>
          <text:p text:style-name="P4">Desenvolver um sistema completo e funcional para gestão empresarial.</text:p>
        </text:list-item>
        <text:list-item>
          <text:p text:style-name="P4">Oferecer uma interface amigável e intuitiva para os usuários.</text:p>
        </text:list-item>
        <text:list-item>
          <text:p text:style-name="P4">Permitir o controle eficiente de estoque, clientes, fornecedores e geração de relatórios.</text:p>
        </text:list-item>
        <text:list-item>
          <text:p text:style-name="P4">Garantir a segurança e integridade dos dados dos usuários.</text:p>
        </text:list-item>
      </text:list>
      <text:h text:style-name="P2" text:outline-level="2">Escopo do Projeto</text:h>
      <text:p text:style-name="P12">O escopo do projeto inclui as seguintes funcionalidades:</text:p>
      <text:list text:style-name="L12">
        <text:list-item>
          <text:p text:style-name="P5">Cadastro, edição e remoção de produtos no estoque.</text:p>
        </text:list-item>
        <text:list-item>
          <text:p text:style-name="P5">Registro e acompanhamento dos níveis de estoque.</text:p>
        </text:list-item>
        <text:list-item>
          <text:p text:style-name="P5">Cadastro, edição e remoção de clientes.</text:p>
        </text:list-item>
        <text:list-item>
          <text:p text:style-name="P5">Registro de informações como nome, contato e endereço dos clientes.</text:p>
        </text:list-item>
        <text:list-item>
          <text:p text:style-name="P5">Cadastro, edição e remoção de fornecedores.</text:p>
        </text:list-item>
        <text:list-item>
          <text:p text:style-name="P5">Registro de informações como nome, contato e endereço dos fornecedores.</text:p>
        </text:list-item>
        <text:list-item>
          <text:p text:style-name="P5">Geração de relatórios customizados com base em diferentes critérios, como vendas, compras, lucros, etc.</text:p>
        </text:list-item>
      </text:list>
      <text:h text:style-name="P2" text:outline-level="2">Tecnologias Utilizadas</text:h>
      <text:p text:style-name="P12">O Sistema de Gestão Empresarial será desenvolvido utilizando as seguintes tecnologias:</text:p>
      <text:list text:style-name="L13">
        <text:list-item>
          <text:p text:style-name="P6">Linguagem de programação: Python</text:p>
        </text:list-item>
        <text:list-item>
          <text:p text:style-name="P6">Framework web: Django</text:p>
        </text:list-item>
        <text:list-item>
          <text:p text:style-name="P6">Banco de dados: SQLite (padrão), com opção de integração com outros sistemas de banco de dados (MySQL, PostgreSQL, etc.)</text:p>
        </text:list-item>
        <text:list-item>
          <text:p text:style-name="P6"><text:soft-page-break/>Frontend: HTML, CSS, JavaScript (com possibilidade de integração com frameworks como Bootstrap para facilitar o design responsivo)</text:p>
        </text:list-item>
      </text:list>
      <text:h text:style-name="P2" text:outline-level="2">Cronograma de Desenvolvimento</text:h>
      <text:h text:style-name="P3" text:outline-level="3">Fase 1: Planejamento e Configuração do Ambiente (1 semana)</text:h>
      <text:list text:style-name="L14">
        <text:list-item>
          <text:p text:style-name="P7">Definição dos requisitos do sistema.</text:p>
        </text:list-item>
        <text:list-item>
          <text:p text:style-name="P7">Configuração do ambiente de desenvolvimento (instalação do Python, Django, etc.).</text:p>
        </text:list-item>
        <text:list-item>
          <text:p text:style-name="P7">Criação do repositório do projeto no GitHub.</text:p>
        </text:list-item>
      </text:list>
      <text:h text:style-name="P3" text:outline-level="3" text:is-list-header="true">Fase 2: Desenvolvimento das Funcionalidades Básicas (4 semanas)</text:h>
      <text:list text:style-name="L15">
        <text:list-item>
          <text:p text:style-name="P8">Implementação do CRUD para produtos no estoque.</text:p>
        </text:list-item>
        <text:list-item>
          <text:p text:style-name="P8">Implementação do controle de níveis de estoque.</text:p>
        </text:list-item>
        <text:list-item>
          <text:p text:style-name="P8">Implementação do CRUD para clientes.</text:p>
        </text:list-item>
        <text:list-item>
          <text:p text:style-name="P8">Implementação do CRUD para fornecedores.</text:p>
        </text:list-item>
      </text:list>
      <text:h text:style-name="P3" text:outline-level="3" text:is-list-header="true">Fase 3: Implementação de Funcionalidades Avançadas (4 semanas)</text:h>
      <text:list text:style-name="L16">
        <text:list-item>
          <text:p text:style-name="P9">Desenvolvimento do sistema de geração de relatórios.</text:p>
        </text:list-item>
        <text:list-item>
          <text:p text:style-name="P9">Implementação de autenticação de usuários e controle de acesso.</text:p>
        </text:list-item>
        <text:list-item>
          <text:p text:style-name="P9">Testes de integração e correção de bugs.</text:p>
        </text:list-item>
      </text:list>
      <text:h text:style-name="P3" text:outline-level="3" text:is-list-header="true">Fase 4: Testes e Refinamentos (2 semanas)</text:h>
      <text:list text:style-name="L17">
        <text:list-item>
          <text:p text:style-name="P10">Realização de testes de usabilidade e correção de possíveis problemas.</text:p>
        </text:list-item>
        <text:list-item>
          <text:p text:style-name="P10">Implementação de melhorias na interface do usuário.</text:p>
        </text:list-item>
        <text:list-item>
          <text:p text:style-name="P10">Documentação completa do sistema.</text:p>
        </text:list-item>
      </text:list>
      <text:h text:style-name="P3" text:outline-level="3" text:is-list-header="true">Fase 5: Lançamento e Suporte (em curso)</text:h>
      <text:list text:style-name="L18">
        <text:list-item>
          <text:p text:style-name="P11">Lançamento da versão inicial do Sistema de Gestão Empresarial.</text:p>
        </text:list-item>
        <text:list-item>
          <text:p text:style-name="P11">Suporte contínuo aos usuários e resolução de problemas.</text:p>
        </text:list-item>
        <text:list-item>
          <text:p text:style-name="P11">Monitoramento e atualização do sistema conforme necessário.</text:p>
        </text:list-item>
      </text:list>
      <text:h text:style-name="P2" text:outline-level="2">Considerações Finais</text:h>
      <text:p text:style-name="P12">O Planejamento de Software acima serve como um guia para o desenvolvimento do Sistema de Gestão Empresarial. É importante revisar e ajustar o plano conforme necessário durante o processo de desenvolvimento para garantir que os objetivos do projeto sejam alcançados de maneira eficiente e dentro do prazo estabelecido.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06:00:50.271000000</meta:creation-date>
    <dc:date>2024-03-15T06:11:42.497000000</dc:date>
    <meta:editing-duration>PT10M51S</meta:editing-duration>
    <meta:editing-cycles>4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48" meta:word-count="475" meta:character-count="3139" meta:non-whitespace-character-count="2743"/>
  </office:meta>
</office:document-meta>
</file>